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8" style:family="table-cell" style:parent-style-name="Default">
      <style:text-properties fo:color="#00a933"/>
    </style:style>
    <style:style style:name="ce2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7" table:default-cell-style-name="ce7"/>
        <table:table-column table:style-name="co8" table:number-columns-repeated="2" table:default-cell-style-name="ce7"/>
        <table:table-column table:style-name="co5" table:number-columns-repeated="2" table:default-cell-style-name="ce16"/>
        <table:table-column table:style-name="co9" table:default-cell-style-name="ce20"/>
        <table:table-column table:style-name="co10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1000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100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1000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Short training time, many setpoint changes</text:p>
          </table:table-cell>
          <table:table-cell table:number-columns-repeated="100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100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100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5" calcext:value-type="float">
            <text:p>0.000500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,2</text:p>
          </table:table-cell>
          <table:table-cell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office:value-type="float" office:value="0.000003" calcext:value-type="float">
            <text:p>0.000003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Log; Rulebased Agent-Output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02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03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table:style-name="ce27" office:value-type="string" calcext:value-type="string">
            <text:p>Other setpoints: cooling setpoint = heating setpoint + 7 all the tim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11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12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9:04:03.95944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09T19:04:29.073275032</dc:date>
    <meta:editing-duration>P3DT22H1M31S</meta:editing-duration>
    <meta:editing-cycles>72</meta:editing-cycles>
    <meta:generator>LibreOffice/6.1.5.2$Linux_X86_64 LibreOffice_project/10$Build-2</meta:generator>
    <meta:document-statistic meta:table-count="1" meta:cell-count="611" meta:object-count="0"/>
  </office:meta>
</office:document-meta>
</file>